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4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AP1</text:p>
          </table:table-cell>
          <table:table-cell office:value-type="string" calcext:value-type="string">
            <text:p>Serial</text:p>
          </table:table-cell>
          <table:table-cell office:value-type="float" office:value="11.703472" calcext:value-type="float">
            <text:p>11.703472</text:p>
          </table:table-cell>
          <table:table-cell/>
          <table:table-cell office:value-type="string" calcext:value-type="string">
            <text:p>LAP2</text:p>
          </table:table-cell>
          <table:table-cell office:value-type="string" calcext:value-type="string">
            <text:p>Serial</text:p>
          </table:table-cell>
          <table:table-cell office:value-type="float" office:value="15.012707" calcext:value-type="float">
            <text:p>15.012707</text:p>
          </table:table-cell>
          <table:table-cell/>
          <table:table-cell office:value-type="string" calcext:value-type="string">
            <text:p>1 over 2</text:p>
          </table:table-cell>
          <table:table-cell office:value-type="string" calcext:value-type="string">
            <text:p>2 over 1</text:p>
          </table:table-cell>
        </table:table-row>
        <table:table-row table:style-name="ro1">
          <table:table-cell table:number-columns-repeated="2"/>
          <table:table-cell office:value-type="float" office:value="11.91895" calcext:value-type="float">
            <text:p>11.91895</text:p>
          </table:table-cell>
          <table:table-cell table:number-columns-repeated="3"/>
          <table:table-cell office:value-type="float" office:value="14.981725" calcext:value-type="float">
            <text:p>14.9817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890192" calcext:value-type="float">
            <text:p>11.890192</text:p>
          </table:table-cell>
          <table:table-cell table:number-columns-repeated="3"/>
          <table:table-cell office:value-type="float" office:value="15.008309" calcext:value-type="float">
            <text:p>15.0083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04561" calcext:value-type="float">
            <text:p>12.04561</text:p>
          </table:table-cell>
          <table:table-cell table:number-columns-repeated="3"/>
          <table:table-cell office:value-type="float" office:value="14.986781" calcext:value-type="float">
            <text:p>14.9867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997419" calcext:value-type="float">
            <text:p>11.997419</text:p>
          </table:table-cell>
          <table:table-cell table:number-columns-repeated="3"/>
          <table:table-cell office:value-type="float" office:value="14.997597" calcext:value-type="float">
            <text:p>14.99759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table:formula="of:=AVERAGE([.C1:.C5])" office:value-type="float" office:value="11.9111286" calcext:value-type="float">
            <text:p>11.9111286</text:p>
          </table:table-cell>
          <table:table-cell table:number-columns-repeated="3"/>
          <table:table-cell table:style-name="ce1" table:formula="of:=AVERAGE([.G1:.G5])" office:value-type="float" office:value="14.9974238" calcext:value-type="float">
            <text:p>14.9974238</text:p>
          </table:table-cell>
          <table:table-cell table:style-name="ce1"/>
          <table:table-cell table:formula="of:=[.G6]/[.C6]" office:value-type="float" office:value="1.25911022403032" calcext:value-type="float">
            <text:p>1.25911022403032</text:p>
          </table:table-cell>
          <table:table-cell table:formula="of:=[.C6]/[.G6]" office:value-type="float" office:value="0.794211643202348" calcext:value-type="float">
            <text:p>0.79421164320234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Naive</text:p>
          </table:table-cell>
          <table:table-cell office:value-type="float" office:value="24.958913" calcext:value-type="float">
            <text:p>24.958913</text:p>
          </table:table-cell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23.44927" calcext:value-type="float">
            <text:p>23.449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642774" calcext:value-type="float">
            <text:p>25.642774</text:p>
          </table:table-cell>
          <table:table-cell table:number-columns-repeated="3"/>
          <table:table-cell office:value-type="float" office:value="23.535344" calcext:value-type="float">
            <text:p>23.5353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487362" calcext:value-type="float">
            <text:p>25.487362</text:p>
          </table:table-cell>
          <table:table-cell table:number-columns-repeated="3"/>
          <table:table-cell office:value-type="float" office:value="23.207027" calcext:value-type="float">
            <text:p>23.207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94133" calcext:value-type="float">
            <text:p>24.94133</text:p>
          </table:table-cell>
          <table:table-cell table:number-columns-repeated="3"/>
          <table:table-cell office:value-type="float" office:value="23.180518" calcext:value-type="float">
            <text:p>23.1805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01675" calcext:value-type="float">
            <text:p>25.01675</text:p>
          </table:table-cell>
          <table:table-cell table:number-columns-repeated="3"/>
          <table:table-cell office:value-type="float" office:value="23.409771" calcext:value-type="float">
            <text:p>23.40977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table:formula="of:=AVERAGE([.C8:.C12])" office:value-type="float" office:value="25.2094258" calcext:value-type="float">
            <text:p>25.2094258</text:p>
          </table:table-cell>
          <table:table-cell table:number-columns-repeated="3"/>
          <table:table-cell table:style-name="ce1" table:formula="of:=AVERAGE([.G8:.G12])" office:value-type="float" office:value="23.356386" calcext:value-type="float">
            <text:p>23.356386</text:p>
          </table:table-cell>
          <table:table-cell/>
          <table:table-cell table:formula="of:=[.G13]/[.C13]" office:value-type="float" office:value="0.926494168700978" calcext:value-type="float">
            <text:p>0.926494168700978</text:p>
          </table:table-cell>
          <table:table-cell table:formula="of:=[.C13]/[.G13]" office:value-type="float" office:value="1.07933760813852" calcext:value-type="float">
            <text:p>1.0793376081385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imized</text:p>
          </table:table-cell>
          <table:table-cell office:value-type="float" office:value="2.641513" calcext:value-type="float">
            <text:p>2.641513</text:p>
          </table:table-cell>
          <table:table-cell table:number-columns-repeated="2"/>
          <table:table-cell office:value-type="string" calcext:value-type="string">
            <text:p>Optimized</text:p>
          </table:table-cell>
          <table:table-cell office:value-type="float" office:value="1.344632" calcext:value-type="float">
            <text:p>1.3446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605409" calcext:value-type="float">
            <text:p>2.605409</text:p>
          </table:table-cell>
          <table:table-cell table:number-columns-repeated="3"/>
          <table:table-cell office:value-type="float" office:value="1.340728" calcext:value-type="float">
            <text:p>1.3407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81403" calcext:value-type="float">
            <text:p>2.581403</text:p>
          </table:table-cell>
          <table:table-cell table:number-columns-repeated="3"/>
          <table:table-cell office:value-type="float" office:value="1.357177" calcext:value-type="float">
            <text:p>1.3571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614523" calcext:value-type="float">
            <text:p>2.614523</text:p>
          </table:table-cell>
          <table:table-cell table:number-columns-repeated="3"/>
          <table:table-cell office:value-type="float" office:value="1.299805" calcext:value-type="float">
            <text:p>1.2998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84693" calcext:value-type="float">
            <text:p>2.584693</text:p>
          </table:table-cell>
          <table:table-cell table:number-columns-repeated="3"/>
          <table:table-cell office:value-type="float" office:value="1.295982" calcext:value-type="float">
            <text:p>1.2959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table:formula="of:=AVERAGE([.C15:.C19])" office:value-type="float" office:value="2.6055082" calcext:value-type="float">
            <text:p>2.6055082</text:p>
          </table:table-cell>
          <table:table-cell table:number-columns-repeated="3"/>
          <table:table-cell table:style-name="ce1" table:formula="of:=AVERAGE([.G15:.G19])" office:value-type="float" office:value="1.3276648" calcext:value-type="float">
            <text:p>1.3276648</text:p>
          </table:table-cell>
          <table:table-cell office:value-type="string" calcext:value-type="string">
            <text:p>vs each other</text:p>
          </table:table-cell>
          <table:table-cell table:formula="of:=[.G20]/[.C20]" office:value-type="float" office:value="0.509560783573815" calcext:value-type="float">
            <text:p>0.509560783573815</text:p>
          </table:table-cell>
          <table:table-cell table:formula="of:=[.C20]/[.G20]" office:value-type="float" office:value="1.9624744137225" calcext:value-type="float">
            <text:p>1.962474413722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s serial</text:p>
          </table:table-cell>
          <table:table-cell table:formula="of:=[.C6]/[.C20]" office:value-type="float" office:value="4.57151837019742" calcext:value-type="float">
            <text:p>4.57151837019742</text:p>
          </table:table-cell>
          <table:table-cell table:formula="of:=[.G6]/[.G20]" office:value-type="float" office:value="11.2960920557659" calcext:value-type="float">
            <text:p>11.296092055765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s OpenMP</text:p>
          </table:table-cell>
          <table:table-cell table:formula="of:=[.C29]/[.C20]" office:value-type="float" office:value="1.67527294675181" calcext:value-type="float">
            <text:p>1.67527294675181</text:p>
          </table:table-cell>
          <table:table-cell table:formula="of:=[.G29]/[.G20]" office:value-type="float" office:value="2.77311592504373" calcext:value-type="float">
            <text:p>2.7731159250437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penMP</text:p>
          </table:table-cell>
          <table:table-cell office:value-type="float" office:value="4.546228" calcext:value-type="float">
            <text:p>4.546228</text:p>
          </table:table-cell>
          <table:table-cell table:number-columns-repeated="2"/>
          <table:table-cell office:value-type="string" calcext:value-type="string">
            <text:p>OpenMP</text:p>
          </table:table-cell>
          <table:table-cell office:value-type="float" office:value="3.679301" calcext:value-type="float">
            <text:p>3.6793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215019" calcext:value-type="float">
            <text:p>4.215019</text:p>
          </table:table-cell>
          <table:table-cell table:number-columns-repeated="3"/>
          <table:table-cell office:value-type="float" office:value="3.682068" calcext:value-type="float">
            <text:p>3.6820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48635" calcext:value-type="float">
            <text:p>4.548635</text:p>
          </table:table-cell>
          <table:table-cell table:number-columns-repeated="3"/>
          <table:table-cell office:value-type="float" office:value="3.668728" calcext:value-type="float">
            <text:p>3.6687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258794" calcext:value-type="float">
            <text:p>4.258794</text:p>
          </table:table-cell>
          <table:table-cell table:number-columns-repeated="3"/>
          <table:table-cell office:value-type="float" office:value="3.681827" calcext:value-type="float">
            <text:p>3.6818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256011" calcext:value-type="float">
            <text:p>4.256011</text:p>
          </table:table-cell>
          <table:table-cell table:number-columns-repeated="3"/>
          <table:table-cell office:value-type="float" office:value="3.696918" calcext:value-type="float">
            <text:p>3.6969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table:formula="of:=AVERAGE([.C24:.C28])" office:value-type="float" office:value="4.3649374" calcext:value-type="float">
            <text:p>4.3649374</text:p>
          </table:table-cell>
          <table:table-cell table:number-columns-repeated="3"/>
          <table:table-cell table:style-name="ce1" table:formula="of:=AVERAGE([.G24:.G28])" office:value-type="float" office:value="3.6817684" calcext:value-type="float">
            <text:p>3.6817684</text:p>
          </table:table-cell>
          <table:table-cell office:value-type="string" calcext:value-type="string">
            <text:p>vs each other</text:p>
          </table:table-cell>
          <table:table-cell table:formula="of:=[.G29]/[.C29]" office:value-type="float" office:value="0.843487102472535" calcext:value-type="float">
            <text:p>0.843487102472535</text:p>
          </table:table-cell>
          <table:table-cell table:formula="of:=[.C29]/[.G29]" office:value-type="float" office:value="1.1855545829553" calcext:value-type="float">
            <text:p>1.185554582955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s serial</text:p>
          </table:table-cell>
          <table:table-cell table:formula="of:=[.C6]/[.C29]" office:value-type="float" office:value="2.72882002843844" calcext:value-type="float">
            <text:p>2.72882002843844</text:p>
          </table:table-cell>
          <table:table-cell table:formula="of:=[.G6]/[.G29]" office:value-type="float" office:value="4.0734294422213" calcext:value-type="float">
            <text:p>4.07342944222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08:42:46.703071965</meta:creation-date>
    <meta:generator>LibreOffice/6.0.3.2$Linux_X86_64 LibreOffice_project/00m0$Build-2</meta:generator>
    <dc:date>2018-07-12T09:22:08.396804427</dc:date>
    <meta:editing-duration>PT28M38S</meta:editing-duration>
    <meta:editing-cycles>5</meta:editing-cycles>
    <meta:document-statistic meta:table-count="1" meta:cell-count="79" meta:object-count="0"/>
  </office:meta>
</office:document-meta>
</file>